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!continue</text:p>
      <text:p text:style-name="Standard">/home/yihuo/Documents/1. OCNN environment setup and code debug-20220209/4.Orthogonal-Convolutional-Neural-Networks-master-20220207/imagenet/main_orth18.py:103: UserWarning: You have chosen a specific GPU. This will completely disable data parallelism.</text:p>
      <text:p text:style-name="Standard"><text:s text:c="2"/>warnings.warn('You have chosen a specific GPU. This will completely '</text:p>
      <text:p text:style-name="Standard">Use GPU: 0 for training</text:p>
      <text:p text:style-name="Standard">=&gt; creating model 'resnet18'</text:p>
      <text:p text:style-name="Standard">&gt; /home/yihuo/Documents/1. OCNN environment setup and code debug-20220209/4.Orthogonal-Convolutional-Neural-Networks-master-20220207/imagenet/main_orth18.py(151)main_worker()</text:p>
      <text:p text:style-name="Standard"><text:s text:c="4"/>149 <text:s text:c="8"/>model = models.__dict__[args.arch]()</text:p>
      <text:p text:style-name="Standard"><text:s text:c="4"/>150 <text:s text:c="8"/>#add by HY</text:p>
      <text:p text:style-name="Standard">2-&gt; 151 <text:s text:c="8"/>print(model)</text:p>
      <text:p text:style-name="Standard"><text:s text:c="4"/>152 <text:s text:c="8"/>#add by HY</text:p>
      <text:p text:style-name="Standard"><text:s text:c="4"/>153 </text:p>
      <text:p text:style-name="Standard"/>
      <text:p text:style-name="Standard"/>
      <text:p text:style-name="Standard">!next</text:p>
      <text:p text:style-name="Standard">ResNet(</text:p>
      <text:p text:style-name="Standard"><text:s text:c="2"/>(conv1): Conv2d(3, 64, kernel_size=(7, 7), stride=(2, 2), padding=(3, 3), bias=False)</text:p>
      <text:p text:style-name="Standard"><text:s text:c="2"/>(bn1): BatchNorm2d(64, eps=1e-05, momentum=0.1, affine=True, track_running_stats=True)</text:p>
      <text:p text:style-name="Standard"><text:s text:c="2"/>(relu): ReLU(inplace=True)</text:p>
      <text:p text:style-name="Standard"><text:s text:c="2"/>(maxpool): MaxPool2d(kernel_size=3, stride=2, padding=1, dilation=1, ceil_mode=False)</text:p>
      <text:p text:style-name="Standard"><text:s text:c="2"/>(layer1): Sequential(</text:p>
      <text:p text:style-name="Standard"><text:s text:c="4"/>(0): BasicBlock(</text:p>
      <text:p text:style-name="Standard"><text:s text:c="6"/>(conv1): Conv2d(64, 64, kernel_size=(3, 3), stride=(1, 1), padding=(1, 1), bias=False)</text:p>
      <text:p text:style-name="Standard"><text:s text:c="6"/>(bn1): BatchNorm2d(64, eps=1e-05, momentum=0.1, affine=True, track_running_stats=True)</text:p>
      <text:p text:style-name="Standard"><text:s text:c="6"/>(relu): ReLU(inplace=True)</text:p>
      <text:p text:style-name="Standard"><text:s text:c="6"/>(conv2): Conv2d(64, 64, kernel_size=(3, 3), stride=(1, 1), padding=(1, 1), bias=False)</text:p>
      <text:p text:style-name="Standard"><text:s text:c="6"/>(bn2): BatchNorm2d(64, eps=1e-05, momentum=0.1, affine=True, track_running_stats=True)</text:p>
      <text:p text:style-name="Standard"><text:s text:c="4"/>)</text:p>
      <text:p text:style-name="Standard"><text:s text:c="4"/>(1): BasicBlock(</text:p>
      <text:p text:style-name="Standard"><text:s text:c="6"/>(conv1): Conv2d(64, 64, kernel_size=(3, 3), stride=(1, 1), padding=(1, 1), bias=False)</text:p>
      <text:p text:style-name="Standard"><text:s text:c="6"/>(bn1): BatchNorm2d(64, eps=1e-05, momentum=0.1, affine=True, track_running_stats=True)</text:p>
      <text:p text:style-name="Standard"><text:s text:c="6"/>(relu): ReLU(inplace=True)</text:p>
      <text:p text:style-name="Standard"><text:s text:c="6"/>(conv2): Conv2d(64, 64, kernel_size=(3, 3), stride=(1, 1), padding=(1, 1), bias=False)</text:p>
      <text:p text:style-name="Standard"><text:s text:c="6"/>(bn2): BatchNorm2d(64, eps=1e-05, momentum=0.1, affine=True, track_running_stats=True)</text:p>
      <text:p text:style-name="Standard"><text:s text:c="4"/>)</text:p>
      <text:p text:style-name="Standard"><text:s text:c="2"/>)</text:p>
      <text:p text:style-name="Standard"><text:s text:c="2"/>(layer2): Sequential(</text:p>
      <text:p text:style-name="Standard"><text:s text:c="4"/>(0): BasicBlock(</text:p>
      <text:p text:style-name="Standard"><text:s text:c="6"/>(conv1): Conv2d(64, 128, kernel_size=(3, 3), stride=(2, 2), padding=(1, 1), bias=False)</text:p>
      <text:p text:style-name="Standard"><text:s text:c="6"/>(bn1): BatchNorm2d(128, eps=1e-05, momentum=0.1, affine=True, track_running_stats=True)</text:p>
      <text:p text:style-name="Standard"><text:s text:c="6"/>(relu): ReLU(inplace=True)</text:p>
      <text:p text:style-name="Standard"><text:s text:c="6"/>(conv2): Conv2d(128, 128, kernel_size=(3, 3), stride=(1, 1), padding=(1, 1), bias=False)</text:p>
      <text:p text:style-name="Standard"><text:s text:c="6"/>(bn2): BatchNorm2d(128, eps=1e-05, momentum=0.1, affine=True, track_running_stats=True)</text:p>
      <text:p text:style-name="Standard"><text:s text:c="6"/>(downsample): Sequential(</text:p>
      <text:p text:style-name="Standard"><text:s text:c="8"/>(0): Conv2d(64, 128, kernel_size=(1, 1), stride=(2, 2), bias=False)</text:p>
      <text:p text:style-name="Standard"><text:s text:c="8"/>(1): BatchNorm2d(128, eps=1e-05, momentum=0.1, affine=True, track_running_stats=True)</text:p>
      <text:p text:style-name="Standard"><text:s text:c="6"/>)</text:p>
      <text:p text:style-name="Standard"><text:s text:c="4"/>)</text:p>
      <text:p text:style-name="Standard"><text:s text:c="4"/>(1): BasicBlock(</text:p>
      <text:p text:style-name="Standard"><text:s text:c="6"/>(conv1): Conv2d(128, 128, kernel_size=(3, 3), stride=(1, 1), padding=(1, 1), bias=False)</text:p>
      <text:p text:style-name="Standard"><text:soft-page-break/><text:s text:c="6"/>(bn1): BatchNorm2d(128, eps=1e-05, momentum=0.1, affine=True, track_running_stats=True)</text:p>
      <text:p text:style-name="Standard"><text:s text:c="6"/>(relu): ReLU(inplace=True)</text:p>
      <text:p text:style-name="Standard"><text:s text:c="6"/>(conv2): Conv2d(128, 128, kernel_size=(3, 3), stride=(1, 1), padding=(1, 1), bias=False)</text:p>
      <text:p text:style-name="Standard"><text:s text:c="6"/>(bn2): BatchNorm2d(128, eps=1e-05, momentum=0.1, affine=True, track_running_stats=True)</text:p>
      <text:p text:style-name="Standard"><text:s text:c="4"/>)</text:p>
      <text:p text:style-name="Standard"><text:s text:c="2"/>)</text:p>
      <text:p text:style-name="Standard"><text:s text:c="2"/>(layer3): Sequential(</text:p>
      <text:p text:style-name="Standard"><text:s text:c="4"/>(0): BasicBlock(</text:p>
      <text:p text:style-name="Standard"><text:s text:c="6"/>(conv1): Conv2d(128, 256, kernel_size=(3, 3), stride=(2, 2), padding=(1, 1), bias=False)</text:p>
      <text:p text:style-name="Standard"><text:s text:c="6"/>(bn1): BatchNorm2d(256, eps=1e-05, momentum=0.1, affine=True, track_running_stats=True)</text:p>
      <text:p text:style-name="Standard"><text:s text:c="6"/>(relu): ReLU(inplace=True)</text:p>
      <text:p text:style-name="Standard"><text:s text:c="6"/>(conv2): Conv2d(256, 256, kernel_size=(3, 3), stride=(1, 1), padding=(1, 1), bias=False)</text:p>
      <text:p text:style-name="Standard"><text:s text:c="6"/>(bn2): BatchNorm2d(256, eps=1e-05, momentum=0.1, affine=True, track_running_stats=True)</text:p>
      <text:p text:style-name="Standard"><text:s text:c="6"/>(downsample): Sequential(</text:p>
      <text:p text:style-name="Standard"><text:s text:c="8"/>(0): Conv2d(128, 256, kernel_size=(1, 1), stride=(2, 2), bias=False)</text:p>
      <text:p text:style-name="Standard"><text:s text:c="8"/>(1): BatchNorm2d(256, eps=1e-05, momentum=0.1, affine=True, track_running_stats=True)</text:p>
      <text:p text:style-name="Standard"><text:s text:c="6"/>)</text:p>
      <text:p text:style-name="Standard"><text:s text:c="4"/>)</text:p>
      <text:p text:style-name="Standard"><text:s text:c="4"/>(1): BasicBlock(</text:p>
      <text:p text:style-name="Standard"><text:s text:c="6"/>(conv1): Conv2d(256, 256, kernel_size=(3, 3), stride=(1, 1), padding=(1, 1), bias=False)</text:p>
      <text:p text:style-name="Standard"><text:s text:c="6"/>(bn1): BatchNorm2d(256, eps=1e-05, momentum=0.1, affine=True, track_running_stats=True)</text:p>
      <text:p text:style-name="Standard"><text:s text:c="6"/>(relu): ReLU(inplace=True)</text:p>
      <text:p text:style-name="Standard"><text:s text:c="6"/>(conv2): Conv2d(256, 256, kernel_size=(3, 3), stride=(1, 1), padding=(1, 1), bias=False)</text:p>
      <text:p text:style-name="Standard"><text:s text:c="6"/>(bn2): BatchNorm2d(256, eps=1e-05, momentum=0.1, affine=True, track_running_stats=True)</text:p>
      <text:p text:style-name="Standard"><text:s text:c="4"/>)</text:p>
      <text:p text:style-name="Standard"><text:s text:c="2"/>)</text:p>
      <text:p text:style-name="Standard"><text:s text:c="2"/>(layer4): Sequential(</text:p>
      <text:p text:style-name="Standard"><text:s text:c="4"/>(0): BasicBlock(</text:p>
      <text:p text:style-name="Standard"><text:s text:c="6"/>(conv1): Conv2d(256, 512, kernel_size=(3, 3), stride=(2, 2), padding=(1, 1), bias=False)</text:p>
      <text:p text:style-name="Standard"><text:s text:c="6"/>(bn1): BatchNorm2d(512, eps=1e-05, momentum=0.1, affine=True, track_running_stats=True)</text:p>
      <text:p text:style-name="Standard"><text:s text:c="6"/>(relu): ReLU(inplace=True)</text:p>
      <text:p text:style-name="Standard"><text:s text:c="6"/>(conv2): Conv2d(512, 512, kernel_size=(3, 3), stride=(1, 1), padding=(1, 1), bias=False)</text:p>
      <text:p text:style-name="Standard"><text:s text:c="6"/>(bn2): BatchNorm2d(512, eps=1e-05, momentum=0.1, affine=True, track_running_stats=True)</text:p>
      <text:p text:style-name="Standard"><text:s text:c="6"/>(downsample): Sequential(</text:p>
      <text:p text:style-name="Standard"><text:s text:c="8"/>(0): Conv2d(256, 512, kernel_size=(1, 1), stride=(2, 2), bias=False)</text:p>
      <text:p text:style-name="Standard"><text:s text:c="8"/>(1): BatchNorm2d(512, eps=1e-05, momentum=0.1, affine=True, track_running_stats=True)</text:p>
      <text:p text:style-name="Standard"><text:s text:c="6"/>)</text:p>
      <text:p text:style-name="Standard"><text:s text:c="4"/>)</text:p>
      <text:p text:style-name="Standard"><text:s text:c="4"/>(1): BasicBlock(</text:p>
      <text:p text:style-name="Standard"><text:s text:c="6"/>(conv1): Conv2d(512, 512, kernel_size=(3, 3), stride=(1, 1), padding=(1, 1), bias=False)</text:p>
      <text:p text:style-name="Standard"><text:s text:c="6"/>(bn1): BatchNorm2d(512, eps=1e-05, momentum=0.1, affine=True, track_running_stats=True)</text:p>
      <text:p text:style-name="Standard"><text:s text:c="6"/>(relu): ReLU(inplace=True)</text:p>
      <text:p text:style-name="Standard"><text:s text:c="6"/>(conv2): Conv2d(512, 512, kernel_size=(3, 3), stride=(1, 1), padding=(1, 1), bias=False)</text:p>
      <text:p text:style-name="Standard"><text:s text:c="6"/>(bn2): BatchNorm2d(512, eps=1e-05, momentum=0.1, affine=True, track_running_stats=True)</text:p>
      <text:p text:style-name="Standard"><text:s text:c="4"/>)</text:p>
      <text:p text:style-name="Standard"><text:s text:c="2"/>)</text:p>
      <text:p text:style-name="Standard"><text:s text:c="2"/>(avgpool): AdaptiveAvgPool2d(output_size=(1, 1))</text:p>
      <text:p text:style-name="Standard"><text:s text:c="2"/>(fc): Linear(in_features=512, out_features=1000, bias=True)</text:p>
      <text:p text:style-name="Standard"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09:50:36.277275263</meta:creation-date>
    <dc:date>2022-02-20T09:51:01.498922912</dc:date>
    <meta:editing-duration>PT25S</meta:editing-duration>
    <meta:editing-cycles>1</meta:editing-cycles>
    <meta:document-statistic meta:table-count="0" meta:image-count="0" meta:object-count="0" meta:page-count="2" meta:paragraph-count="96" meta:word-count="457" meta:character-count="5269" meta:non-whitespace-character-count="4441"/>
    <meta:generator>LibreOffice/6.4.7.2$Linux_X86_64 LibreOffice_project/40$Build-2</meta:generator>
  </office:meta>
</office:document-meta>
</file>